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ethodsGuruTest.shouldKnowToStr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MethodsGuruTest.shouldKnowCompareTo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